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304cm" fo:margin-left="0cm" table:align="left" style:may-break-between-rows="true" table:border-model="collapsing"/>
    </style:style>
    <style:style style:name="Tabela1.A" style:family="table-column">
      <style:table-column-properties style:column-width="0.441cm"/>
    </style:style>
    <style:style style:name="Tabela1.B" style:family="table-column">
      <style:table-column-properties style:column-width="1.266cm"/>
    </style:style>
    <style:style style:name="Tabela1.C" style:family="table-column">
      <style:table-column-properties style:column-width="3.859cm"/>
    </style:style>
    <style:style style:name="Tabela1.D" style:family="table-column">
      <style:table-column-properties style:column-width="6.433cm"/>
    </style:style>
    <style:style style:name="Tabela1.E" style:family="table-column">
      <style:table-column-properties style:column-width="5.30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4" style:family="table-row">
      <style:table-row-properties style:min-row-height="2.607cm"/>
    </style:style>
    <style:style style:name="P1" style:family="paragraph" style:parent-style-name="Standard">
      <style:text-properties fo:font-size="8pt" officeooo:rsid="00014368" officeooo:paragraph-rsid="00014368" style:font-size-asian="8pt" style:font-size-complex="8pt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2033a" officeooo:paragraph-rsid="0022033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419e0" officeooo:paragraph-rsid="001419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534fc" officeooo:paragraph-rsid="001534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b8e" officeooo:paragraph-rsid="0001fb8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b8e" officeooo:paragraph-rsid="001ba8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2e78" officeooo:paragraph-rsid="00062e7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8ecd" officeooo:paragraph-rsid="0006a9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8ecd" officeooo:paragraph-rsid="00205d8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a9a6" officeooo:paragraph-rsid="0006a9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79253" officeooo:paragraph-rsid="0007925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8bb3a" officeooo:paragraph-rsid="0008bb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a6e40" officeooo:paragraph-rsid="000a6e4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b498e" officeooo:paragraph-rsid="000b498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b498e" officeooo:paragraph-rsid="000ce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ce870" officeooo:paragraph-rsid="000ce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3890e" officeooo:paragraph-rsid="001389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3e8e1" officeooo:paragraph-rsid="0013e8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014368" officeooo:paragraph-rsid="0001436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068ecd" officeooo:paragraph-rsid="00068ec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06a9a6" officeooo:paragraph-rsid="0006a9a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014368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officeooo:paragraph-rsid="00062e78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officeooo:paragraph-rsid="0002b887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officeooo:paragraph-rsid="00047dc5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officeooo:paragraph-rsid="0019049a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paragraph-rsid="0006a9a6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paragraph-rsid="0008bb3a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officeooo:paragraph-rsid="001534fc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paragraph-rsid="001ba833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paragraph-rsid="0001fb8e"/>
    </style:style>
    <style:style style:name="P34" style:family="paragraph" style:parent-style-name="Table_20_Contents">
      <style:paragraph-properties fo:text-align="start" style:justify-single-word="false"/>
      <style:text-properties officeooo:paragraph-rsid="001e0b21"/>
    </style:style>
    <style:style style:name="P35" style:family="paragraph" style:parent-style-name="Table_20_Contents">
      <style:paragraph-properties fo:text-align="start" style:justify-single-word="false"/>
      <style:text-properties officeooo:paragraph-rsid="00062e78"/>
    </style:style>
    <style:style style:name="P36" style:family="paragraph" style:parent-style-name="Table_20_Contents">
      <style:paragraph-properties fo:text-align="start" style:justify-single-word="false"/>
      <style:text-properties officeooo:paragraph-rsid="001f195c"/>
    </style:style>
    <style:style style:name="P37" style:family="paragraph" style:parent-style-name="Table_20_Contents">
      <style:paragraph-properties fo:text-align="start" style:justify-single-word="false"/>
      <style:text-properties officeooo:paragraph-rsid="0017875e"/>
    </style:style>
    <style:style style:name="P38" style:family="paragraph" style:parent-style-name="Table_20_Contents">
      <style:paragraph-properties fo:text-align="start" style:justify-single-word="false"/>
      <style:text-properties officeooo:paragraph-rsid="001f6b5b"/>
    </style:style>
    <style:style style:name="P39" style:family="paragraph" style:parent-style-name="Table_20_Contents">
      <style:paragraph-properties fo:text-align="start" style:justify-single-word="false"/>
      <style:text-properties officeooo:paragraph-rsid="00068ecd"/>
    </style:style>
    <style:style style:name="P40" style:family="paragraph" style:parent-style-name="Table_20_Contents">
      <style:paragraph-properties fo:text-align="start" style:justify-single-word="false"/>
      <style:text-properties officeooo:paragraph-rsid="0006a9a6"/>
    </style:style>
    <style:style style:name="P41" style:family="paragraph" style:parent-style-name="Table_20_Contents">
      <style:paragraph-properties fo:text-align="start" style:justify-single-word="false"/>
      <style:text-properties officeooo:paragraph-rsid="000a6e40"/>
    </style:style>
    <style:style style:name="P42" style:family="paragraph" style:parent-style-name="Table_20_Contents">
      <style:paragraph-properties fo:text-align="start" style:justify-single-word="false"/>
      <style:text-properties officeooo:paragraph-rsid="000b498e"/>
    </style:style>
    <style:style style:name="P43" style:family="paragraph" style:parent-style-name="Table_20_Contents">
      <style:paragraph-properties fo:text-align="start" style:justify-single-word="false"/>
      <style:text-properties officeooo:paragraph-rsid="000ce870"/>
    </style:style>
    <style:style style:name="P44" style:family="paragraph" style:parent-style-name="Table_20_Contents">
      <style:paragraph-properties fo:text-align="start" style:justify-single-word="false"/>
      <style:text-properties officeooo:paragraph-rsid="0013890e"/>
    </style:style>
    <style:style style:name="P45" style:family="paragraph" style:parent-style-name="Table_20_Contents">
      <style:paragraph-properties fo:text-align="start" style:justify-single-word="false"/>
      <style:text-properties officeooo:paragraph-rsid="0013e8e1"/>
    </style:style>
    <style:style style:name="P46" style:family="paragraph" style:parent-style-name="Table_20_Contents">
      <style:paragraph-properties fo:text-align="start" style:justify-single-word="false"/>
      <style:text-properties officeooo:paragraph-rsid="001419e0"/>
    </style:style>
    <style:style style:name="P47" style:family="paragraph" style:parent-style-name="Table_20_Contents">
      <loext:graphic-properties draw:fill="none"/>
      <style:paragraph-properties fo:margin-left="0cm" fo:margin-right="1.9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14368" style:font-size-asian="9pt" style:font-size-complex="9pt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4368" officeooo:paragraph-rsid="0001436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b8e" officeooo:paragraph-rsid="001ba8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9pt" officeooo:paragraph-rsid="0001fb8e" style:font-size-asian="9pt" style:font-size-complex="9pt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9pt" officeooo:paragraph-rsid="001ba833" style:font-size-asian="9pt" style:font-size-complex="9pt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14368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1ca354"/>
    </style:style>
    <style:style style:name="P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1fb8e"/>
    </style:style>
    <style:style style:name="T1" style:family="text">
      <style:text-properties officeooo:rsid="00014368"/>
    </style:style>
    <style:style style:name="T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14368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1fb8e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a91f9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62e78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47dc5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5ca36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68ecd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7875e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2b88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9049a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6a9a6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8bb3a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534fc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ba833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e0b21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05d8f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2033a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8969e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ae791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d88ac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fb8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ba83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1436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5ca3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2e7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8ec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e0b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7875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f195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04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f6b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05d8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6a9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203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8bb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a6e4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369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b498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6977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ce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389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3e8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419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728f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ae79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c884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d88a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0" style:family="text">
      <style:text-properties officeooo:rsid="00062e78"/>
    </style:style>
    <style:style style:name="T51" style:family="text">
      <style:text-properties officeooo:rsid="00079253"/>
    </style:style>
    <style:style style:name="T52" style:family="text">
      <style:text-properties officeooo:rsid="001419e0"/>
    </style:style>
    <style:style style:name="T53" style:family="text">
      <style:text-properties officeooo:rsid="0015ca36"/>
    </style:style>
    <style:style style:name="T54" style:family="text">
      <style:text-properties officeooo:rsid="0017875e"/>
    </style:style>
    <style:style style:name="T55" style:family="text">
      <style:text-properties officeooo:rsid="0019049a"/>
    </style:style>
    <style:style style:name="T56" style:family="text">
      <style:text-properties officeooo:rsid="001a91f9"/>
    </style:style>
    <style:style style:name="T57" style:family="text">
      <style:text-properties officeooo:rsid="001ba833"/>
    </style:style>
    <style:style style:name="T58" style:family="text">
      <style:text-properties officeooo:rsid="00205d8f"/>
    </style:style>
    <style:style style:name="T59" style:family="text">
      <style:text-properties officeooo:rsid="0023693a"/>
    </style:style>
    <style:style style:name="T60" style:family="text">
      <style:text-properties officeooo:rsid="0024a404"/>
    </style:style>
    <style:style style:name="T61" style:family="text">
      <style:text-properties officeooo:rsid="00269778"/>
    </style:style>
    <style:style style:name="T62" style:family="text">
      <style:text-properties officeooo:rsid="002728f8"/>
    </style:style>
    <style:style style:name="T63" style:family="text">
      <style:text-properties officeooo:rsid="002ae791"/>
    </style:style>
    <style:style style:name="T64" style:family="text">
      <style:text-properties officeooo:rsid="002c8849"/>
    </style:style>
    <style:style style:name="T65" style:family="text">
      <style:text-properties officeooo:rsid="002d88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iór metod optymalizacyjnych UNITY <text:s/>Data Science</text:p>
      <text:p text:style-name="P1"/>
      <table:table table:name="Tabela1" table:style-name="Tabela1" table:template-name="Styl domyślny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7"/>
          </table:table-cell>
          <table:table-cell table:style-name="Tabela1.A1" table:number-columns-spanned="2" office:value-type="string">
            <text:p text:style-name="P48"><text:span text:style-name="T4">M</text:span><text:span text:style-name="T2">etod</text:span><text:span text:style-name="T4">a</text:span></text:p>
          </table:table-cell>
          <table:covered-table-cell/>
          <table:table-cell table:style-name="Tabela1.A1" office:value-type="string">
            <text:p text:style-name="P23"><text:span text:style-name="T2">Przykład </text:span><text:span text:style-name="T5">w</text:span><text:span text:style-name="T6"> branży retail</text:span></text:p>
          </table:table-cell>
          <table:table-cell table:style-name="Tabela1.E1" office:value-type="string">
            <text:p text:style-name="P23"><text:span text:style-name="T2">Przykład </text:span><text:span text:style-name="T5">w</text:span><text:span text:style-name="T6"> branży </text:span><text:span text:style-name="T5">logistycznej</text:span></text:p>
          </table:table-cell>
        </table:table-row>
        <table:table-row table:style-name="TableLine94697536209280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20">Dynamiczne generowanie cen</text:p>
          </table:table-cell>
          <table:table-cell table:style-name="Tabela1.A2" office:value-type="string">
            <text:p text:style-name="P49">Celem jest tworzenie optymalnych cen dla klienta w kontekście określonej sytuacji biznesowej. </text:p>
            <text:p text:style-name="P49">Optymalizację tworzona <text:span text:style-name="T56">jest </text:span>dla określonego celu np. maksymalizacji zysku, minimalizacji pustych przestrzeni ładunkowych, minimalizacji ryzyka odejścia klientów itp.</text:p>
            <text:p text:style-name="P49"/>
            <text:p text:style-name="P53"><text:span text:style-name="T25">Rozróżniamy </text:span><text:span text:style-name="T24">pięć</text:span><text:span text:style-name="T25"> poziom</text:span><text:span text:style-name="T24">ów</text:span><text:span text:style-name="T25"> </text:span><text:span text:style-name="T26">dynamiczn</text:span><text:span text:style-name="T24">ego</text:span><text:span text:style-name="T25"> </text:span><text:span text:style-name="T24">kształtowania</text:span><text:span text:style-name="T23"> cen</text:span><text:span text:style-name="T25">:</text:span></text:p>
            <text:p text:style-name="P49"><text:s/></text:p>
          </table:table-cell>
          <table:table-cell table:style-name="Tabela1.A2" office:value-type="string">
            <text:p text:style-name="P33"><text:span text:style-name="T23">Generator cen optymalnych może tworzyć przewagę konkurencyjną w obszarze przywiązania klienta </text:span><text:span text:style-name="T24">z</text:span><text:span text:style-name="T23"> usługodawc</text:span><text:span text:style-name="T24">ami</text:span><text:span text:style-name="T23"> lub sprzedawc</text:span><text:span text:style-name="T24">ami</text:span><text:span text:style-name="T23">. Narzędzie to może też służyć do zwiększania rotacji towarów, minimalizacji pustych przebiegów lub aktywizacji pasywnych klientów. <text:s/></text:span></text:p>
          </table:table-cell>
          <table:table-cell table:style-name="Tabela1.E2" office:value-type="string">
            <text:p text:style-name="P6"/>
          </table:table-cell>
        </table:table-row>
        <table:table-row table:style-name="TableLine94697536212448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0">P1. <text:span text:style-name="T50">Cena kształtowana jest w zależności od sytuacji biznesowej. </text:span><text:span text:style-name="T53">To najmniej zaawansowana procedura dynamiczn</text:span><text:span text:style-name="T57">ego kształtowania</text:span> cen<text:span text:style-name="T53">.</text:span></text:p>
          </table:table-cell>
          <table:table-cell table:style-name="Tabela1.A2" office:value-type="string">
            <text:p text:style-name="P8">Kleje do glazury przeterminują się za miesiąc. Wiemy, że ich nie sprzedamy przed okresem przydatności. System obniża cenę. </text:p>
          </table:table-cell>
          <table:table-cell table:style-name="Tabela1.E2" office:value-type="string">
            <text:p text:style-name="P24"><text:span text:style-name="T5">Samochód odjeżdża za 10 godzin a wciąż 25% </text:span><text:span text:style-name="T15">jego </text:span><text:span text:style-name="T7">ładowni pozostaje </text:span><text:span text:style-name="T5">pust</text:span><text:span text:style-name="T7">a</text:span><text:span text:style-name="T5">. System tworzy „last minute”, obniża cenę aby zachęcić klientów do zakupu usługi </text:span><text:span text:style-name="T7">transportowej</text:span><text:span text:style-name="T5">.</text:span>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2"><text:span text:style-name="T2">P</text:span><text:span text:style-name="T3">2</text:span><text:span text:style-name="T2">. to algorytm P</text:span><text:span text:style-name="T8">1</text:span><text:span text:style-name="T2"> wzbogacony </text:span><text:span text:style-name="T8">o</text:span><text:span text:style-name="T2"> optymaln</text:span><text:span text:style-name="T8">ą</text:span><text:span text:style-name="T2"> cen</text:span><text:span text:style-name="T8">ę</text:span><text:span text:style-name="T2"> dla klienta pod k</text:span><text:span text:style-name="T21">ą</text:span><text:span text:style-name="T2">tem jego historii </text:span><text:span text:style-name="T9">dotychczasowej</text:span><text:span text:style-name="T2"> współpracy.</text:span></text:p>
          </table:table-cell>
          <table:table-cell table:style-name="Tabela1.A2" office:value-type="string">
            <text:p text:style-name="P6">Klient, który trzeci raz kupuje w sklepie w ciągu dwóch tygodni dostaje rabat 10%. </text:p>
            <text:p text:style-name="P6"/>
            <text:p text:style-name="P7"><text:span text:style-name="T54">Inny przykład: </text:span><text:span text:style-name="T57">k</text:span>lient, który kupuje określony rodzaj towaru dostaje zniżkę/lub podwyżkę na inny towar ponieważ z jego historii wynika, że ten drugi towar był najczęściej jego towarem drugiego wyboru. </text:p>
          </table:table-cell>
          <table:table-cell table:style-name="Tabela1.E2" office:value-type="string">
            <text:p text:style-name="P31"><text:span text:style-name="T5">Klient często korzystający z naszych usług, nagle </text:span><text:span text:style-name="T9">zmniejsza swoją aktywność</text:span><text:span text:style-name="T5">. System proponuje mu duży rabat aby go zatrzymać. </text:span></text:p>
            <text:p text:style-name="P31"><text:span text:style-name="T5"/></text:p>
            <text:p text:style-name="P31"><text:span text:style-name="T9">Inny przykład: </text:span><text:span text:style-name="T15">s</text:span><text:span text:style-name="T5">ystem podnosi cenę dla klienta, który często zalegał z zapłatą. Cena podnoszona jest o koszt niepewności naliczony </text:span><text:span text:style-name="T9">indywidualnie</text:span><text:span text:style-name="T5"> dla tego klienta. </text:span></text:p>
          </table:table-cell>
        </table:table-row>
        <table:table-row table:style-name="TableLine94697536214688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4"><text:span text:style-name="T25">P</text:span><text:span text:style-name="T23">3</text:span><text:span text:style-name="T25">. to algorytm P</text:span><text:span text:style-name="T23">2</text:span><text:span text:style-name="T25"> wzbogacony </text:span><text:span text:style-name="T28">o</text:span><text:span text:style-name="T25"> informacje z rynku. Informacja uzyskana jest z</text:span><text:span text:style-name="T29"> </text:span><text:span text:style-name="T25">komercyjnych stron internetowych zawierających </text:span><text:span text:style-name="T30">bieżące </text:span><text:span text:style-name="T25">ceny rynkowe. </text:span></text:p>
          </table:table-cell>
          <table:table-cell table:style-name="Tabela1.A2" office:value-type="string">
            <text:p text:style-name="P34"><text:span text:style-name="T23">Aplikacja zbiera ceny np. profil</text:span><text:span text:style-name="T29">i</text:span><text:span text:style-name="T23"> konstrukcyjn</text:span><text:span text:style-name="T29">ych</text:span><text:span text:style-name="T23"> z</text:span><text:span text:style-name="T29">e stron</text:span><text:span text:style-name="T23"> </text:span><text:span text:style-name="T29">internetowych </text:span><text:span text:style-name="T23">supermarketów. </text:span><text:span text:style-name="T30">T</text:span><text:span text:style-name="T23">worzona jest baza cen płyt gipsowych. Z algorytmu wiemy, że większość klientów kupuje do płyt gipsowych profile konstrukcje. Dla tych klientów, którzy kupili płyty gipsowe a nie zapytali o profile konstrukcyjne algorytm może zaproponować profile o 10% tańsze od najniższej ceny tych profili na rynku. </text:span><text:span text:style-name="T30">Dl</text:span><text:span text:style-name="T23">a tych </text:span><text:span text:style-name="T30">klientów, którzy</text:span><text:span text:style-name="T23"> zapytali system </text:span><text:span text:style-name="T29">sprzedażowy</text:span><text:span text:style-name="T23"> może zaproponować cenę o 15% wyższą od aktualnej najniższej ceny rynkowej </text:span><text:span text:style-name="T29">w</text:span><text:span text:style-name="T30"> supermarket</text:span><text:span text:style-name="T29">ach</text:span><text:span text:style-name="T23">. </text:span></text:p>
          </table:table-cell>
          <table:table-cell table:style-name="Tabela1.E2" office:value-type="string">
            <text:p text:style-name="P35"><text:span text:style-name="T27">Samochód odjeżdża za 1</text:span><text:span text:style-name="T29">1</text:span><text:span text:style-name="T27"> godzin a wciąż </text:span><text:span text:style-name="T29">ma 30% </text:span><text:span text:style-name="T27">pustej </text:span><text:span text:style-name="T29">przestrzeni </text:span><text:span text:style-name="T27">ład</text:span><text:span text:style-name="T29">unkowej</text:span><text:span text:style-name="T27">. System pobiera ceny z giełdy usług transportowych i dla tego konkretnego kursu proponuję cenę o 1</text:span><text:span text:style-name="T29">5</text:span><text:span text:style-name="T27">% niższą od średniej najniższej cen z ostatnich 2 tygodni dla tego kursu. </text:span></text:p>
            <text:p text:style-name="P8"/>
            <text:p text:style-name="P35"><text:span text:style-name="T30">Inny przykład: </text:span><text:span text:style-name="T29">a</text:span><text:span text:style-name="T27">plikacja pobiera informację o czasach postoju na granicy, czasie wyładunku lub o trudnościach na drodze i koryguję proponowaną cenę usługi transportowej.</text:span></text:p>
          </table:table-cell>
        </table:table-row>
        <table:table-row table:style-name="TableLine94697536215984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1"><text:span text:style-name="T2">P</text:span><text:span text:style-name="T3">4</text:span><text:span text:style-name="T2">. to algorytm P</text:span><text:span text:style-name="T3">3</text:span><text:span text:style-name="T2"> wzbogacony </text:span><text:span text:style-name="T9">o</text:span><text:span text:style-name="T2"> prognozy popytu i podaży. Prognoza wykonana jest za pomocą modeli regresji. <text:s/></text:span></text:p>
          </table:table-cell>
          <table:table-cell table:style-name="Tabela1.A2" office:value-type="string">
            <text:p text:style-name="P25"><text:span text:style-name="T10">Algorytm wiedząc, że w następnym miesiąc</text:span><text:span text:style-name="T9">u</text:span><text:span text:style-name="T10"> </text:span><text:span text:style-name="T9">będzie </text:span><text:span text:style-name="T6">słabsza sprzedaż</text:span><text:span text:style-name="T10"> </text:span><text:span text:style-name="T9">izolacji bitumicznej</text:span><text:span text:style-name="T6"> może </text:span><text:span text:style-name="T16">przez obniżkę ceny </text:span><text:span text:style-name="T6">wyprzedać duży </text:span><text:span text:style-name="T9">ich </text:span><text:span text:style-name="T6">zapas aby przygotować miejsce </text:span><text:span text:style-name="T9">w magazynie</text:span><text:span text:style-name="T6"> pod inny towar, który według prognoz będzie w przyszłości się dobrze sprzedawał. </text:span><text:span text:style-name="T16">W ten sposób system uwolni kapitał obrotowy oraz obniży koszty magazynowania. </text:span></text:p>
          </table:table-cell>
          <table:table-cell table:style-name="Tabela1.E2" office:value-type="string">
            <text:p text:style-name="P35"><text:span text:style-name="T27">Algorytm przewiduje, które trasy nie będą opłacalne w najbliższym miesiącu i </text:span><text:span text:style-name="T29">podnosi</text:span><text:span text:style-name="T27"> ceny </text:span><text:span text:style-name="T29">proponowane </text:span><text:span text:style-name="T27">tak aby kursy te były rentowne. </text:span></text:p>
            <text:p text:style-name="P35"><text:span text:style-name="T27"/></text:p>
            <text:p text:style-name="P34"><text:span text:style-name="T30">Inny przykład: </text:span><text:span text:style-name="T29">znając prognozy mówiące, że niektóre kursy w przyszłości będą nierentowne, system zamienia ciężarówki na furgonetki i koryguje ceny aby osiągnąć wysokie obroty i akceptowalny zysk na tych kursach.</text:span></text:p>
          </table:table-cell>
        </table:table-row>
        <table:table-row table:style-name="TableLine9469753621715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5"><text:span text:style-name="T25">P</text:span><text:span text:style-name="T23">5</text:span><text:span text:style-name="T25">. to algorytm P</text:span><text:span text:style-name="T23">4</text:span><text:span text:style-name="T25"> wzbogacony o inteligentne systemy optymalizacji procesów. Optymalizację wykonane są za pomocą </text:span><text:soft-page-break/><text:span text:style-name="T31">teorii </text:span><text:span text:style-name="T25">badań operacyjnych. <text:s text:c="2"/></text:span></text:p>
          </table:table-cell>
          <table:table-cell table:style-name="Tabela1.A2" office:value-type="string">
            <text:p text:style-name="P26"><text:span text:style-name="T6">Algorytm znając przyszłość i mając na celu minimalizację kosztów magazynowania może wyprzedawać towary słabo rotujące aby zmniejszyć koszt zamrożonego kapitału. </text:span><text:span text:style-name="T9">Towary te będą wyprzedawane według inteligentnego </text:span><text:soft-page-break/><text:span text:style-name="T9">systemu identyfikacji potrzeb indywidualnych klientów. </text:span></text:p>
            <text:p text:style-name="P26"><text:span text:style-name="T9"/></text:p>
            <text:p text:style-name="P36"><text:span text:style-name="T30">Inny przykład: </text:span><text:span text:style-name="T31">system sprzedażowy, znając koszty i ograniczenia towarów może tak ukształtować strukturę sprzedaży aby osiągnąć maksymalny zysk. Następnie dzięki uzyskanym oszczędnością, może tak obniżyć ceny aby uzyskać tą samą marże jaka była przed optymalizacją. <text:s/></text:span></text:p>
          </table:table-cell>
          <table:table-cell table:style-name="Tabela1.E2" office:value-type="string">
            <text:p text:style-name="P37"><text:span text:style-name="T27">A</text:span><text:span text:style-name="T30">plikacja tak konfiguruję trasy, aby </text:span><text:span text:style-name="T32">proponując niskie ceny suma tras dawała znacznie wyższy poziom zysku w porównaniu do zysku osiąganego <text:s/></text:span><text:span text:style-name="T33">przed optymalizacją</text:span><text:span text:style-name="T32">.</text:span><text:span text:style-name="T30"> </text:span></text:p>
            <text:p text:style-name="P8"><text:soft-page-break/></text:p>
            <text:p text:style-name="P38"><text:span text:style-name="T30">Inny przykład: </text:span><text:span text:style-name="T33">a</text:span><text:span text:style-name="T27">lgorytm </text:span><text:span text:style-name="T32">może też </text:span><text:span text:style-name="T28">optymaliz</text:span><text:span text:style-name="T32">ować</text:span><text:span text:style-name="T28"> strukturę przewożonych towarów </text:span><text:span text:style-name="T32">aby</text:span><text:span text:style-name="T28"> minimaliz</text:span><text:span text:style-name="T32">ować</text:span><text:span text:style-name="T28"> koszty i </text:span><text:span text:style-name="T32">przez to </text:span><text:span text:style-name="T28">zmniejsza</text:span><text:span text:style-name="T32">ć</text:span><text:span text:style-name="T28"> cenę </text:span><text:span text:style-name="T33">dla klienta</text:span><text:span text:style-name="T28">.</text:span></text:p>
          </table:table-cell>
        </table:table-row>
        <table:table-row table:style-name="TableLine94697536218368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21"><text:span text:style-name="T1">T</text:span>eoria kolejek</text:p>
          </table:table-cell>
          <table:table-cell table:style-name="Tabela1.A2" office:value-type="string">
            <text:p text:style-name="P39"><text:span text:style-name="T28">Metoda stosowana prz</text:span><text:span text:style-name="T34">y obsłudze</text:span><text:span text:style-name="T28"> lotnisk. </text:span><text:span text:style-name="T34">W metodzie tej c</text:span><text:span text:style-name="T28">zas obsługi samolotu, </text:span><text:span text:style-name="T34">który </text:span><text:span text:style-name="T28">przy</text:span><text:span text:style-name="T34">leciał </text:span><text:span text:style-name="T28">jest krótsza niż czas </text:span><text:span text:style-name="T34">do</text:span><text:span text:style-name="T28"> przylotu kolejnego samolotu. Mimo </text:span><text:span text:style-name="T34">tej korzystnej różnicy </text:span><text:span text:style-name="T28">istnieje prawdopodobieństwo powstania </text:span><text:span text:style-name="T34">niebezpiecznego </text:span><text:span text:style-name="T28">zatoru. Metoda ta minimalizuję ryzyko powstania </text:span><text:span text:style-name="T34">takiego </text:span><text:span text:style-name="T28">zatoru.</text:span></text:p>
          </table:table-cell>
          <table:table-cell table:style-name="Tabela1.A2" office:value-type="string">
            <text:p text:style-name="P10">Klienci kupują w sklepie internetowym. <text:span text:style-name="T55">Czasem </text:span>operacji<text:span text:style-name="T55"> j</text:span>est tak dużo, że system wymusza czas oczekiwania na transakcję. </text:p>
            <text:p text:style-name="P11">Klienci mogą czuć dyskomfort i w skrajnych przypadkach rezygnować z transakcji. </text:p>
            <text:p text:style-name="P9"/>
            <text:p text:style-name="P27"><text:span text:style-name="T11">Celem a</text:span><text:span text:style-name="T8">lgorytm</text:span><text:span text:style-name="T11">u</text:span><text:span text:style-name="T8"> </text:span><text:span text:style-name="T12">zagadnienia </text:span><text:span text:style-name="T8">kolejek </text:span><text:span text:style-name="T11">jest </text:span><text:span text:style-name="T8">uruch</text:span><text:span text:style-name="T11">o</text:span><text:span text:style-name="T8">mi</text:span><text:span text:style-name="T11">enie </text:span><text:span text:style-name="T8">w porę <text:s/>dodatkow</text:span><text:span text:style-name="T11">ych</text:span><text:span text:style-name="T8"> zasob</text:span><text:span text:style-name="T11">ów</text:span><text:span text:style-name="T8"> gdy przewidzi </text:span><text:span text:style-name="T17">on </text:span><text:span text:style-name="T8">zbliżający się zator. </text:span><text:span text:style-name="T12">W ten sposób </text:span><text:span text:style-name="T17">system </text:span><text:span text:style-name="T12">minimalizuję ryzyko powstania kolejki.</text:span></text:p>
          </table:table-cell>
          <table:table-cell table:style-name="Tabela1.E2" office:value-type="string">
            <text:p text:style-name="P28"><text:span text:style-name="T12">Tworzą się kolejki ciężarówek przed magazynem. Z tego powodu przewoźnicy zażąda</text:span><text:span text:style-name="T17">ją</text:span><text:span text:style-name="T12"> wzrostu stawki przewozowej. Algorytm może przeliczyć cały proces recepcji, </text:span><text:span text:style-name="T11">ważenia,</text:span><text:span text:style-name="T12"> załadunku i rozładunku oraz innych czynności i zaproponować optymalną konfigurację, która będzie </text:span><text:span text:style-name="T11">wyeliminuje</text:span><text:span text:style-name="T12"> ryzyko zatorów. </text:span></text:p>
          </table:table-cell>
        </table:table-row>
        <table:table-row table:style-name="TableLine94697536219584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22">Optymalizacja metod <text:span text:style-name="T58">produkcji</text:span> </text:p>
          </table:table-cell>
          <table:table-cell table:style-name="Tabela1.A2" office:value-type="string">
            <text:p text:style-name="P40"><text:span text:style-name="T35">Pierwotnie narzędzie to znajdował</text:span><text:span text:style-name="T34">o</text:span><text:span text:style-name="T35"> tak</text:span><text:span text:style-name="T34">ą konfigurację </text:span><text:span text:style-name="T35">metod produkcji, któr</text:span><text:span text:style-name="T34">a</text:span><text:span text:style-name="T35"> gwarantował</text:span><text:span text:style-name="T34">a</text:span><text:span text:style-name="T35"> minimalizację odpadu produkcyjnego. </text:span><text:span text:style-name="T34">Obecnie metoda jest s</text:span><text:span text:style-name="T35">tosowana jest również w procesach usługowych </text:span><text:span text:style-name="T34">i</text:span><text:span text:style-name="T35"> sprzedażowych</text:span></text:p>
          </table:table-cell>
          <table:table-cell table:style-name="Tabela1.A2" office:value-type="string">
            <text:p text:style-name="P12">Algorytm może minimalizować niepotrzebne czynności w procesie sprzedaży. Możliwa jest również optymalizacja w zakresie ułożenia towarów w magazynie, <text:span text:style-name="T58">w sklepie lub witrynie internetowej.</text:span> </text:p>
          </table:table-cell>
          <table:table-cell table:style-name="Tabela1.E2" office:value-type="string">
            <text:p text:style-name="P11">Metoda ta rozwiązuje problem układania towarów w naczepach. W ten sposób minimalizowane są puste przestrzenie w ładowniach. Metoda automatycznie znajduje optymalną strukturę <text:span text:style-name="T51">ułożenia ładunku. </text:span></text:p>
          </table:table-cell>
        </table:table-row>
        <table:table-row table:style-name="TableLine94697536220720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2">Optymalizacja <text:s/>wielkości zamówień</text:p>
          </table:table-cell>
          <table:table-cell table:style-name="Tabela1.A2" office:value-type="string">
            <text:p text:style-name="P32"><text:span text:style-name="T22">Utrzymanie odpowiednich stanów magazynowych oraz </text:span><text:span text:style-name="T36">związana z tym </text:span><text:span text:style-name="T22">wielkoś</text:span><text:span text:style-name="T36">ć</text:span><text:span text:style-name="T22"> zamówień może istotnie wpłynąć na efektywność </text:span><text:span text:style-name="T36">procesów</text:span><text:span text:style-name="T22">. </text:span><text:span text:style-name="T36">Ogólnie a</text:span><text:span text:style-name="T37">lgorytm ten optymalizuję częstotliwość dostaw.</text:span></text:p>
          </table:table-cell>
          <table:table-cell table:style-name="Tabela1.A2" office:value-type="string">
            <text:p text:style-name="P13">Economic Order Quantity pozwala minimalizować koszty magazynowania poprzez wyznaczenie optymalnej wielkości zamówień.</text:p>
          </table:table-cell>
          <table:table-cell table:style-name="Tabela1.E2" office:value-type="string">
            <text:p text:style-name="P29"><text:span text:style-name="T13">Wyznacza taką częstotliwość dostaw aby </text:span><text:span text:style-name="T11">znaleźć optymalne</text:span><text:span text:style-name="T13"> koszty magazynowania </text:span><text:span text:style-name="T11">oraz</text:span><text:span text:style-name="T13"> koszt</text:span><text:span text:style-name="T11">y</text:span><text:span text:style-name="T13"> dostaw. </text:span><text:span text:style-name="T18">Celem jest minimalizacja kosztów transportu, obsługi i magazynowania.</text:span></text:p>
          </table:table-cell>
        </table:table-row>
        <table:table-row table:style-name="TableLine94697536221936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4">Problem nadprodukcji</text:p>
          </table:table-cell>
          <table:table-cell table:style-name="Tabela1.A2" office:value-type="string">
            <text:p text:style-name="P14"><text:span text:style-name="T59">Metoda J</text:span>est <text:span text:style-name="T59">najczęściej </text:span>stosowana dla towarów szybko psujących się. Wskazuje jaki powinien być optymalny poziom zamówień. <text:s/></text:p>
          </table:table-cell>
          <table:table-cell table:style-name="Tabela1.A2" office:value-type="string">
            <text:p text:style-name="P41"><text:span text:style-name="T38">Algorytm pozwala uniknąć strat wynikających z utylizacji towarów, </text:span><text:span text:style-name="T39">która jest konsekwencją</text:span><text:span text:style-name="T38"> utraty przez nie przydatności do użytku.</text:span></text:p>
          </table:table-cell>
          <table:table-cell table:style-name="Tabela1.E2" office:value-type="string">
            <text:p text:style-name="P41"><text:span text:style-name="T38">Algorytm wskazuje nadmiarowe pojazdy </text:span><text:span text:style-name="T39">lub</text:span><text:span text:style-name="T38"> kursy. Dzięki temu firma transportowa może efektywnie zmniejszyć zasoby </text:span><text:span text:style-name="T39">transportowe</text:span><text:span text:style-name="T38"> podnosząc przez to jednostkową efektywność wykorzystania pojazdów. </text:span><text:span text:style-name="T32"><text:line-break/>W tym wypadku celem będzie minimalizacja kosztów stałych zasobów transportowych.</text:span></text:p>
          </table:table-cell>
        </table:table-row>
        <table:table-row table:style-name="TableLine9469753622315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>Optym<text:span text:style-name="T60">alne </text:span><text:s/>wykorzystani<text:span text:style-name="T60">e</text:span> zasobów</text:p>
          </table:table-cell>
          <table:table-cell table:style-name="Tabela1.A2" office:value-type="string">
            <text:p text:style-name="P15">Klasyczny algorytm programowania operacyjnego którego celem jest maksymalne wykorzystanie zasobów</text:p>
          </table:table-cell>
          <table:table-cell table:style-name="Tabela1.A2" office:value-type="string">
            <text:p text:style-name="P15">Algorytm ten jest zdolny do skonfigurowania oferty promocji lub ogólnie struktury sprzedaży aby uzyskać maksymalne zyski lub rotację lub np. ponosić minimalne koszty operacyjne sprzedaży.</text:p>
            <text:p text:style-name="P15"/>
          </table:table-cell>
          <table:table-cell table:style-name="Tabela1.E2" office:value-type="string">
            <text:p text:style-name="P15">Algorytm ten pozwala tak przydzielić samochody do przesyłek aby zminimalizować koszty lub zmaksymalizować zyski. <text:span text:style-name="T60">Optymalizację można również realizować pod k</text:span><text:span text:style-name="T65">ą</text:span><text:span text:style-name="T60">tem maksymalizacji </text:span>poziom<text:span text:style-name="T60">u</text:span> wykorzystania pojazdów. </text:p>
          </table:table-cell>
        </table:table-row>
        <table:table-row table:style-name="TableLine94697536224368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5">Zagadnienie transportowe</text:p>
          </table:table-cell>
          <table:table-cell table:style-name="Tabela1.A2" office:value-type="string">
            <text:p text:style-name="P42"><text:span text:style-name="T40">Jest to algorytm, <text:s/>który znajduje optymalną </text:span><text:span text:style-name="T41">sieć powiązań</text:span><text:span text:style-name="T40"> producentów </text:span><text:span text:style-name="T41">i</text:span><text:span text:style-name="T40"> odbiorców.</text:span></text:p>
          </table:table-cell>
          <table:table-cell table:style-name="Tabela1.A2" office:value-type="string">
            <text:p text:style-name="P42"><text:span text:style-name="T40">W sprzedaży </text:span><text:span text:style-name="T42">internetowej, dzięki optymalizacji punktów </text:span><text:span text:style-name="T41">dostawy ze strony</text:span><text:span text:style-name="T42"> dostawców </text:span><text:span text:style-name="T40">możliwe jest </text:span><text:span text:style-name="T42">istotne skrócenie czasu dostawy towaru do klienta</text:span><text:span text:style-name="T40">.</text:span></text:p>
          </table:table-cell>
          <table:table-cell table:style-name="Tabela1.E2" office:value-type="string">
            <text:p text:style-name="P16">W sieciach sprzedaży możliwe jest takie skonfigurowanie magazynów dostawców ze sklepami <text:span text:style-name="T61">odbiorców </text:span>aby znaleźć najmniejszą możliwą łączna odległości między sklepami a dostawcami.</text:p>
          </table:table-cell>
        </table:table-row>
        <text:soft-page-break/>
        <table:table-row table:style-name="Tabela1.14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7">Problem komiwojażera</text:p>
          </table:table-cell>
          <table:table-cell table:style-name="Tabela1.A2" office:value-type="string">
            <text:p text:style-name="P17">Algorytm optymalizuje trasę pojazdu, który musi przejechać przez szereg punktów.</text:p>
          </table:table-cell>
          <table:table-cell table:style-name="Tabela1.A2" office:value-type="string">
            <text:p text:style-name="P17">Hurtownia budowlana może zoptymalizować trasy swoich samochodów na poszczególne budowy poprzez optymalny wybór kolejności dostaw <text:span text:style-name="T61">w ramach jednego kursu.</text:span></text:p>
          </table:table-cell>
          <table:table-cell table:style-name="Tabela1.E2" office:value-type="string">
            <text:p text:style-name="P43"><text:span text:style-name="T42">Kurier musi dowieźć bardzo wiele paczek do bardzo wielu miejsc. Powstaje więc dylemat </text:span><text:span text:style-name="T41">wyboru </text:span><text:span text:style-name="T42">kolejności punktów dostawy. Algorytm znajduje najlepszą możliwą trasę dostaw. <text:s/></text:span></text:p>
          </table:table-cell>
        </table:table-row>
        <table:table-row table:style-name="TableLine94697536227680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8">CCR</text:p>
          </table:table-cell>
          <table:table-cell table:style-name="Tabela1.A2" office:value-type="string">
            <text:p text:style-name="P44"><text:span text:style-name="T43">Metoda służy do porównywania podobnych jednostek <text:s/>organizacyjnych. Jest to remedium na często zgłaszane <text:s/>problemy z <text:s/>porównywaniem <text:s/>za pomocą klasycznych metod </text:span><text:span text:style-name="T41">porównawczych.</text:span></text:p>
          </table:table-cell>
          <table:table-cell table:style-name="Tabela1.A2" office:value-type="string">
            <text:p text:style-name="P44"><text:span text:style-name="T43">Algorytm CCR może wskazać grupę najlepszych handlowców (tzw. peleton) oraz handlowców, którzy nie należą do </text:span><text:span text:style-name="T44">tej </text:span><text:span text:style-name="T43">grupy. </text:span><text:span text:style-name="T44">Następnie algorytm wskazuje jakie deficyty występują u nieoptymalnych handlowców. Dzięki precyzyjnym wskazówk</text:span><text:span text:style-name="T41">om</text:span><text:span text:style-name="T44"> dotyczący</text:span><text:span text:style-name="T41">ch</text:span><text:span text:style-name="T44"> poszczególnych osób łatwo jest </text:span><text:span text:style-name="T41">poprawić </text:span><text:span text:style-name="T44">efektywność zespołu sprzedażowego. <text:s/></text:span><text:span text:style-name="T43"><text:s/></text:span></text:p>
          </table:table-cell>
          <table:table-cell table:style-name="Tabela1.E2" office:value-type="string">
            <text:p text:style-name="P18">Za pomocą algorytmu CCR możliwe jest porównanie efektywności pracy np. 85 ciężarówek według 15 kryteriów nakładów (np. zużycie paliwa, koszty pracy, km przejechane, udział pustych kilometrów) i 6 wskaźników KPI przy 3 zmiennych opisujących efekty (przychody, zysk, udział procentowy tras bez pustych przebiegów) <text:s/></text:p>
          </table:table-cell>
        </table:table-row>
        <table:table-row table:style-name="TableLine94697536228816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9">CCR super efficient</text:p>
          </table:table-cell>
          <table:table-cell table:style-name="Tabela1.A2" office:value-type="string">
            <text:p text:style-name="P19">Jest to rozwinięcie algorytmu CCR pozwalające na znalezienie najlepszego podmiotu w grupie podobnych podmiotów</text:p>
          </table:table-cell>
          <table:table-cell table:style-name="Tabela1.A2" office:value-type="string">
            <text:p text:style-name="P19">CCR super efficient jest zdolny znaleźć wśród bardzo wielu lokalizacji, najlepszą możliwą lokalizację dla <text:span text:style-name="T63">przyszłego </text:span>sklepu. </text:p>
            <text:p text:style-name="P45"><text:span text:style-name="T44">Algorytm jest zdolny przeszukiwać setki lokalizacji pod k</text:span><text:span text:style-name="T49">ą</text:span><text:span text:style-name="T44">tem </text:span><text:span text:style-name="T41">dużej</text:span><text:span text:style-name="T44"> ilości </text:span><text:span text:style-name="T41">różnorodnych </text:span><text:span text:style-name="T44">warunków </text:span><text:span text:style-name="T41">(np. odległości od dużych osiedli, szkół oraz głównych arterii komunikacyjnych miasta, gęstości zaludnienia i zasobności miejscowej ludności)</text:span><text:span text:style-name="T44">. </text:span><text:span text:style-name="T47">Algorytm </text:span><text:span text:style-name="T48">może rozróżniać zmienne</text:span><text:span text:style-name="T41"> </text:span><text:span text:style-name="T48">decyzyjne</text:span><text:span text:style-name="T41"> </text:span><text:span text:style-name="T48">pod k</text:span><text:span text:style-name="T49">ą</text:span><text:span text:style-name="T48">tem ich istotności </text:span><text:span text:style-name="T41">w procesie decyzyjnym.</text:span></text:p>
          </table:table-cell>
          <table:table-cell table:style-name="Tabela1.E2" office:value-type="string">
            <text:p text:style-name="P46"><text:span text:style-name="T45">Algorytm CCR-SE znajduje najlepsze możliwe miejsce na </text:span><text:span text:style-name="T41">powstanie </text:span><text:span text:style-name="T45">baz</text:span><text:span text:style-name="T41">y</text:span><text:span text:style-name="T45"> logistyczn</text:span><text:span text:style-name="T41">ej z</text:span><text:span text:style-name="T45"> pośród wielu lokalizacji. Może poszukiwać bazy optymalnej w oparciu o dziesiątki kryteriów, przy czym do kryteriów tych mogą być przypisane wagi określające ich istotność. </text:span></text:p>
          </table:table-cell>
        </table:table-row>
        <table:table-row table:style-name="TableLine9469753623003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><text:span text:style-name="T52">Zagadnienie</text:span> przydziału środków produkcji</text:p>
          </table:table-cell>
          <table:table-cell table:style-name="Tabela1.A2" office:value-type="string">
            <text:p text:style-name="P3">Metoda służy do optymalizacji przydziału środków produkcji w celu minimalizacji bądź maksymalizacji zadanych celów. </text:p>
          </table:table-cell>
          <table:table-cell table:style-name="Tabela1.A2" office:value-type="string">
            <text:p text:style-name="P46"><text:span text:style-name="T47">Algorytm pomoże f</text:span><text:span text:style-name="T45">irm</text:span><text:span text:style-name="T47">ie</text:span><text:span text:style-name="T45"> sprzedażow</text:span><text:span text:style-name="T47">ej</text:span><text:span text:style-name="T45"> tak zorganizować zespoł</text:span><text:span text:style-name="T41">y</text:span><text:span text:style-name="T45"> sprzedażowe aby każdy z zespołów charakteryzował się podobnym poziomem kompetencji i specjalizacji. <text:s/></text:span></text:p>
          </table:table-cell>
          <table:table-cell table:style-name="Tabela1.E2" office:value-type="string">
            <text:p text:style-name="P46"><text:span text:style-name="T45">Firma posiada 17 pojazdów i musi zrealizować 21 tras z czego 6 nie jest pilnych. Pojazdy posiadają różną ładowności. Ładunek, </text:span><text:span text:style-name="T46">który muszą przewieźć </text:span><text:span text:style-name="T45">występuje w 8 rożnych wymiarach. Algorytm przydziela 17 samochodów do 17 tras, </text:span><text:span text:style-name="T46">wybierając te trasy, </text:span><text:span text:style-name="T45">które są pilne </text:span><text:span text:style-name="T46">oraz mniej pilne</text:span><text:span text:style-name="T45"> </text:span><text:span text:style-name="T46">przy za</text:span><text:span text:style-name="T45">gwarant</text:span><text:span text:style-name="T46">owaniu</text:span><text:span text:style-name="T45"> najwyższego zysku netto. </text:span></text:p>
          </table:table-cell>
        </table:table-row>
        <table:table-row table:style-name="TableLine94697536231248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>Badania operacyjne</text:p>
          </table:table-cell>
          <table:table-cell table:style-name="Tabela1.A2" office:value-type="string">
            <text:p text:style-name="P3">To zbiór technik służących do wskazywania takiej konfiguracji zasobów i nakładów aby osiągnąć najlepszy możliwy do osiągnięcia poziom <text:s/>wartości wynikowej zdefiniowanej przez funkcje celu.</text:p>
          </table:table-cell>
          <table:table-cell table:style-name="Tabela1.A2" office:value-type="string">
            <text:p text:style-name="P4">Algorytm jest zdolny zbudować grafik dla kilkunastu pracowników biorąc pod uwagę limity czasu pracy przewidziane przez kodeks pracy (limit dzienny, tygodniowy i miesięczny oraz obowiązkowe czasy odpoczynku). Model bierze też pod uwagę wiarygodność poszczególnych pracowników w oparciu o ich dotychczasową historię zatrudnienia.<text:line-break/> </text:p>
          </table:table-cell>
          <table:table-cell table:style-name="Tabela1.E2" office:value-type="string">
            <text:p text:style-name="P30"><text:span text:style-name="T14">Algorytmy OR są zdolne do znajdowania najlepszych rozwiązań w oparciu o niezliczone ograniczenia i założenia procesowe. </text:span><text:span text:style-name="T7">Może wskazać jakie pojazdy należy zakupić pod k</text:span><text:span text:style-name="T21">ą</text:span><text:span text:style-name="T7">tem specyfiki procesu logistycznego. Rozwiązaniem </text:span><text:span text:style-name="T19">algorytmu badań operacyjnych </text:span><text:span text:style-name="T7">będzie zawsze konfiguracja, która osiąga ekstremum </text:span><text:span text:style-name="T20">zadanej </text:span><text:span text:style-name="T7">funkcji celu.</text:span></text:p>
          </table:table-cell>
        </table:table-row>
        <table:table-row table:style-name="TableLine94697536232464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leLine94697536233680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leLine94697536234896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_20_domyślny.1" style:display-name="Styl domyślny.1" style:family="table-cell">
      <style:table-cell-properties fo:border-left="0.51pt solid #000000" fo:border-top="0.51pt solid #000000" fo:border-bottom="0.51pt solid #000000"/>
    </style:style>
    <style:style style:name="Styl_20_domyślny.2" style:display-name="Styl domyślny.2" style:family="table-cell">
      <style:table-cell-properties fo:border-left="0.51pt solid #000000" fo:border-bottom="0.51pt solid #000000"/>
    </style:style>
    <style:style style:name="Styl_20_domyślny.3" style:display-name="Styl domyślny.3" style:family="table-cell">
      <style:table-cell-properties fo:border-left="0.51pt solid #000000" fo:border-bottom="0.51pt solid #000000"/>
    </style:style>
    <style:style style:name="Styl_20_domyślny.4" style:display-name="Styl domyślny.4" style:family="table-cell">
      <style:table-cell-properties fo:border-left="0.51pt solid #000000" fo:border-right="0.51pt solid #000000" fo:border-bottom="0.51pt solid #000000"/>
    </style:style>
    <style:style style:name="Styl_20_domyślny.5" style:display-name="Styl domyślny.5" style:family="table-cell">
      <style:table-cell-properties fo:border-left="0.51pt solid #000000" fo:border-bottom="0.51pt solid #000000"/>
    </style:style>
    <style:style style:name="Styl_20_domyślny.6" style:display-name="Styl domyślny.6" style:family="table-cell">
      <style:table-cell-properties fo:border-left="0.51pt solid #000000" fo:border-bottom="0.51pt solid #000000"/>
    </style:style>
    <style:style style:name="Styl_20_domyślny.7" style:display-name="Styl domyślny.7" style:family="table-cell">
      <style:table-cell-properties fo:border-left="0.51pt solid #000000" fo:border-bottom="0.51pt solid #000000"/>
    </style:style>
    <style:style style:name="Styl_20_domyślny.8" style:display-name="Styl domyślny.8" style:family="table-cell">
      <style:table-cell-properties fo:border-left="0.51pt solid #000000" fo:border-bottom="0.51pt solid #000000"/>
    </style:style>
    <style:style style:name="Styl_20_domyślny.9" style:display-name="Styl domyślny.9" style:family="table-cell">
      <style:table-cell-properties fo:border-left="0.51pt solid #000000" fo:border-bottom="0.51pt solid #000000"/>
    </style:style>
    <style:style style:name="Styl_20_domyślny.10" style:display-name="Styl domyślny.10" style:family="table-cell">
      <style:table-cell-properties fo:border-left="0.51pt solid #000000" fo:border-right="0.51pt solid #000000" fo:border-bottom="0.51pt solid #000000"/>
    </style:style>
    <style:style style:name="Styl_20_domyślny.11" style:display-name="Styl domyślny.11" style:family="table-cell">
      <style:table-cell-properties fo:border-left="0.51pt solid #000000" fo:border-top="0.51pt solid #000000" fo:border-bottom="0.51pt solid #000000"/>
    </style:style>
    <style:style style:name="Styl_20_domyślny.12" style:display-name="Styl 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Styl_20_domyślny.13" style:display-name="Styl domyślny.13" style:family="table-cell">
      <style:table-cell-properties fo:border-left="0.51pt solid #000000" fo:border-bottom="0.51pt solid #000000"/>
    </style:style>
    <style:style style:name="Styl_20_domyślny.14" style:display-name="Styl domyślny.14" style:family="table-cell">
      <style:table-cell-properties fo:border-left="0.51pt solid #000000" fo:border-right="0.51pt solid #000000" fo:border-bottom="0.51pt solid #000000"/>
    </style:style>
    <style:style style:name="Styl_20_domyślny.15" style:display-name="Styl domyślny.15" style:family="table-cell">
      <style:table-cell-properties fo:border-left="0.51pt solid #000000" fo:border-top="0.51pt solid #000000" fo:border-bottom="0.51pt solid #000000"/>
    </style:style>
    <style:style style:name="Styl_20_domyślny.16" style:display-name="Styl 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_20_domyślny.1"/>
      <table:last-row table:style-name="Styl_20_domyślny.2"/>
      <table:first-column table:style-name="Styl_20_domyślny.3"/>
      <table:last-column table:style-name="Styl_20_domyślny.4"/>
      <table:body table:style-name="Styl_20_domyślny.9"/>
      <table:even-rows table:style-name="Styl_20_domyślny.5"/>
      <table:odd-rows table:style-name="Styl_20_domyślny.6"/>
      <table:even-columns table:style-name="Styl_20_domyślny.7"/>
      <table:odd-columns table:style-name="Styl_20_domyślny.8"/>
      <table:background table:style-name="Styl_20_domyślny.10"/>
      <loext:first-row-even-column table:style-name="Styl_20_domyślny.15"/>
      <loext:last-row-even-column table:style-name="Styl_20_domyślny.16"/>
      <loext:first-row-end-column table:style-name="Styl_20_domyślny.12"/>
      <loext:first-row-start-column table:style-name="Styl_20_domyślny.11"/>
      <loext:last-row-end-column table:style-name="Styl_20_domyślny.14"/>
      <loext:last-row-start-column table:style-name="Styl_20_domyśln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1:42:49.007975648</meta:creation-date>
    <dc:date>2022-07-01T12:43:36.221638084</dc:date>
    <meta:editing-duration>PT5H45M15S</meta:editing-duration>
    <meta:editing-cycles>27</meta:editing-cycles>
    <meta:generator>LibreOffice/6.4.7.2$Linux_X86_64 LibreOffice_project/40$Build-2</meta:generator>
    <meta:document-statistic meta:table-count="1" meta:image-count="0" meta:object-count="0" meta:page-count="3" meta:paragraph-count="78" meta:word-count="1542" meta:character-count="11841" meta:non-whitespace-character-count="10317"/>
  </office:meta>
</office:document-meta>
</file>